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70000007B1B81AEA86481FB4DD.jpg" manifest:media-type="image/jpeg"/>
  <manifest:file-entry manifest:full-path="Pictures/1000020100000314000000F61599B361A22C3E5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Header">
      <style:text-properties fo:font-style="italic" style:font-style-asian="italic"/>
    </style:style>
    <style:style style:name="P2"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style>
    <style:style style:name="P3"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text-properties fo:color="#333332" style:font-name="Arial" fo:font-size="8pt" fo:language="en" fo:country="US" style:font-name-asian="Arial1" style:font-size-asian="8pt" style:language-asian="en" style:country-asian="US" style:font-size-complex="12pt"/>
    </style:style>
    <style:style style:name="P4" style:family="paragraph" style:parent-style-name="Standard">
      <style:text-properties style:font-name="Arial" fo:font-size="13pt" style:font-size-asian="13pt" style:font-name-complex="Arial1" style:font-size-complex="13pt"/>
    </style:style>
    <style:style style:name="P5" style:family="paragraph" style:parent-style-name="Standard">
      <style:text-properties style:font-name="Arial" fo:font-size="13pt" officeooo:rsid="000463c2" style:font-size-asian="13pt" style:font-name-complex="Arial1" style:font-size-complex="13pt"/>
    </style:style>
    <style:style style:name="P6" style:family="paragraph" style:parent-style-name="Standard">
      <style:text-properties style:font-name="Arial" fo:font-size="13pt" officeooo:rsid="000463c2" officeooo:paragraph-rsid="000463c2" style:font-size-asian="13pt" style:font-name-complex="Arial1" style:font-size-complex="13pt"/>
    </style:style>
    <style:style style:name="P7" style:family="paragraph" style:parent-style-name="Standard">
      <style:text-properties style:font-name="Arial" fo:font-size="13pt" officeooo:rsid="000463c2" officeooo:paragraph-rsid="0019394a" style:font-size-asian="13pt" style:font-name-complex="Arial1" style:font-size-complex="13pt"/>
    </style:style>
    <style:style style:name="P8" style:family="paragraph" style:parent-style-name="Standard">
      <style:text-properties style:font-name="Arial" fo:font-size="13pt" officeooo:rsid="000bb944" officeooo:paragraph-rsid="000bb944" style:font-size-asian="13pt" style:font-name-complex="Arial1" style:font-size-complex="13pt"/>
    </style:style>
    <style:style style:name="P9" style:family="paragraph" style:parent-style-name="Standard">
      <style:text-properties style:font-name="Arial" fo:font-size="13pt" officeooo:rsid="00137e59" officeooo:paragraph-rsid="00137e59" style:font-size-asian="13pt" style:font-name-complex="Arial1" style:font-size-complex="13pt"/>
    </style:style>
    <style:style style:name="P10" style:family="paragraph" style:parent-style-name="Standard">
      <style:text-properties style:font-name="Arial" fo:font-size="13pt" officeooo:rsid="0017eeaf" officeooo:paragraph-rsid="0017f244" style:font-size-asian="13pt" style:font-name-complex="Arial1" style:font-size-complex="13pt"/>
    </style:style>
    <style:style style:name="P11" style:family="paragraph" style:parent-style-name="Standard">
      <style:text-properties style:font-name="Arial" fo:font-size="13pt" officeooo:rsid="0017f244" officeooo:paragraph-rsid="0017f244" style:font-size-asian="13pt" style:font-name-complex="Arial1" style:font-size-complex="13pt"/>
    </style:style>
    <style:style style:name="P12" style:family="paragraph" style:parent-style-name="Standard">
      <style:text-properties style:font-name="Arial" fo:font-size="13pt" officeooo:rsid="0019394a" officeooo:paragraph-rsid="0019394a" style:font-size-asian="13pt" style:font-name-complex="Arial1" style:font-size-complex="13pt"/>
    </style:style>
    <style:style style:name="P13" style:family="paragraph" style:parent-style-name="Standard">
      <style:text-properties style:font-name="Arial" fo:font-size="13pt" officeooo:paragraph-rsid="001a444b" style:font-size-asian="13pt" style:font-name-complex="Arial1" style:font-size-complex="13pt"/>
    </style:style>
    <style:style style:name="P14" style:family="paragraph" style:parent-style-name="Standard">
      <style:text-properties style:font-name="Arial" fo:font-size="13pt" officeooo:rsid="001c39bc" officeooo:paragraph-rsid="001c39bc" style:font-size-asian="13pt" style:font-name-complex="Arial1" style:font-size-complex="13pt"/>
    </style:style>
    <style:style style:name="P15" style:family="paragraph" style:parent-style-name="Standard">
      <style:text-properties style:font-name="Arial" fo:font-size="13pt" fo:font-weight="bold" style:font-size-asian="13pt" style:font-weight-asian="bold" style:font-name-complex="Arial1" style:font-size-complex="13pt"/>
    </style:style>
    <style:style style:name="P16" style:family="paragraph" style:parent-style-name="Standard">
      <style:text-properties style:font-name="Arial" fo:font-size="13pt" fo:font-weight="bold" officeooo:rsid="0019394a" officeooo:paragraph-rsid="0019394a" style:font-size-asian="13pt" style:font-weight-asian="bold" style:font-name-complex="Arial1" style:font-size-complex="13pt" style:font-weight-complex="bold"/>
    </style:style>
    <style:style style:name="P17" style:family="paragraph" style:parent-style-name="Standard">
      <style:paragraph-properties fo:margin-left="0.635cm" fo:margin-right="0cm" fo:text-indent="0cm" style:auto-text-indent="false"/>
      <style:text-properties style:font-name="Arial" fo:font-size="13pt" style:font-size-asian="13pt" style:font-name-complex="Arial1" style:font-size-complex="13pt"/>
    </style:style>
    <style:style style:name="P18" style:family="paragraph" style:parent-style-name="Standard">
      <style:paragraph-properties fo:margin-left="0.635cm" fo:margin-right="0cm" fo:text-indent="0cm" style:auto-text-indent="false"/>
      <style:text-properties style:font-name="Arial" fo:font-size="13pt" officeooo:rsid="000af942" officeooo:paragraph-rsid="000af942" style:font-size-asian="13pt" style:font-name-complex="Arial1" style:font-size-complex="13pt"/>
    </style:style>
    <style:style style:name="P19" style:family="paragraph" style:parent-style-name="Standard">
      <style:paragraph-properties fo:margin-left="0.635cm" fo:margin-right="0cm" fo:text-indent="0cm" style:auto-text-indent="false"/>
      <style:text-properties style:font-name="Arial" fo:font-size="13pt" officeooo:rsid="000af942" officeooo:paragraph-rsid="000bb944" style:font-size-asian="13pt" style:font-name-complex="Arial1" style:font-size-complex="13pt"/>
    </style:style>
    <style:style style:name="P20" style:family="paragraph" style:parent-style-name="Standard">
      <style:paragraph-properties fo:margin-left="0.635cm" fo:margin-right="0cm" fo:text-indent="0cm" style:auto-text-indent="false"/>
      <style:text-properties style:font-name="Arial" fo:font-size="13pt" officeooo:rsid="000af942" officeooo:paragraph-rsid="000ed031" style:font-size-asian="13pt" style:font-name-complex="Arial1" style:font-size-complex="13pt"/>
    </style:style>
    <style:style style:name="P21" style:family="paragraph" style:parent-style-name="Standard">
      <style:paragraph-properties fo:margin-left="0.635cm" fo:margin-right="0cm" fo:text-indent="0cm" style:auto-text-indent="false"/>
      <style:text-properties style:font-name="Arial" fo:font-size="13pt" officeooo:rsid="000af942" officeooo:paragraph-rsid="00102886" style:font-size-asian="13pt" style:font-name-complex="Arial1" style:font-size-complex="13pt"/>
    </style:style>
    <style:style style:name="P22" style:family="paragraph" style:parent-style-name="Standard">
      <style:paragraph-properties fo:margin-left="0.635cm" fo:margin-right="0cm" fo:text-indent="0cm" style:auto-text-indent="false"/>
      <style:text-properties style:font-name="Arial" fo:font-size="13pt" officeooo:rsid="000ed031" officeooo:paragraph-rsid="000ed031" style:font-size-asian="13pt" style:font-name-complex="Arial1" style:font-size-complex="13pt"/>
    </style:style>
    <style:style style:name="P23" style:family="paragraph" style:parent-style-name="Standard">
      <style:paragraph-properties fo:margin-left="0.635cm" fo:margin-right="0cm" fo:text-indent="0cm" style:auto-text-indent="false"/>
      <style:text-properties style:font-name="Arial" fo:font-size="13pt" fo:language="en" fo:country="US" style:text-underline-style="solid" style:text-underline-width="auto" style:text-underline-color="font-color" style:font-size-asian="13pt" style:font-name-complex="Arial1" style:font-size-complex="13pt"/>
    </style:style>
    <style:style style:name="P24" style:family="paragraph" style:parent-style-name="Standard">
      <style:paragraph-properties fo:margin-left="0.635cm" fo:margin-right="0cm" fo:text-indent="0cm" style:auto-text-indent="false"/>
      <style:text-properties style:font-name="Arial" fo:font-size="13pt" style:text-underline-style="solid" style:text-underline-width="auto" style:text-underline-color="font-color" style:font-size-asian="13pt" style:font-name-complex="Arial1" style:font-size-complex="13pt"/>
    </style:style>
    <style:style style:name="P25" style:family="paragraph" style:parent-style-name="Standard">
      <style:paragraph-properties fo:margin-left="0.635cm" fo:margin-right="0cm" fo:text-indent="0cm" style:auto-text-indent="false"/>
      <style:text-properties fo:font-size="13pt" style:font-size-asian="13pt" style:font-size-complex="13pt"/>
    </style:style>
    <style:style style:name="P26" style:family="paragraph" style:parent-style-name="Preformatted_20_Text">
      <style:paragraph-properties fo:margin-top="0cm" fo:margin-bottom="0.499cm" loext:contextual-spacing="false"/>
    </style:style>
    <style:style style:name="P27" style:family="paragraph" style:parent-style-name="List_20_Paragraph">
      <style:paragraph-properties fo:margin-left="0cm" fo:margin-right="0cm" fo:text-indent="0cm" style:auto-text-indent="false"/>
      <style:text-properties fo:font-size="13pt" officeooo:rsid="00004591" officeooo:paragraph-rsid="00004591" style:font-size-asian="13pt" style:font-size-complex="13pt"/>
    </style:style>
    <style:style style:name="P28" style:family="paragraph" style:parent-style-name="List_20_Paragraph">
      <style:paragraph-properties fo:margin-left="0cm" fo:margin-right="0cm" fo:text-indent="0cm" style:auto-text-indent="false"/>
      <style:text-properties style:font-name="Arial" fo:font-size="13pt" officeooo:rsid="0006b0ab" officeooo:paragraph-rsid="0006b0ab" style:font-size-asian="13pt" style:font-name-complex="Arial1" style:font-size-complex="10pt"/>
    </style:style>
    <style:style style:name="P29" style:family="paragraph" style:parent-style-name="List_20_Paragraph">
      <style:paragraph-properties fo:margin-left="0cm" fo:margin-right="0cm" fo:text-indent="0cm" style:auto-text-indent="false"/>
      <style:text-properties style:font-name="Arial" fo:font-size="13pt" officeooo:rsid="00137e59" officeooo:paragraph-rsid="00137e59" style:font-size-asian="13pt" style:font-name-complex="Arial1" style:font-size-complex="13pt"/>
    </style:style>
    <style:style style:name="P30" style:family="paragraph" style:parent-style-name="Standard">
      <style:paragraph-properties fo:margin-left="1.27cm" fo:margin-right="0cm" fo:text-indent="0cm" style:auto-text-indent="false"/>
      <style:text-properties style:font-name="Arial" fo:font-size="13pt" style:font-size-asian="13pt" style:font-name-complex="Arial1" style:font-size-complex="13pt"/>
    </style:style>
    <style:style style:name="P31" style:family="paragraph" style:parent-style-name="List_20_Paragraph">
      <style:text-properties style:font-name="Arial" fo:font-size="13pt" officeooo:rsid="0017f244" officeooo:paragraph-rsid="0017f244" style:font-size-asian="13pt" style:font-name-complex="Arial1" style:font-size-complex="13pt"/>
    </style:style>
    <style:style style:name="P32" style:family="paragraph" style:parent-style-name="List_20_Paragraph">
      <style:text-properties style:font-name="Arial" fo:font-size="13pt" officeooo:rsid="0001f83b" officeooo:paragraph-rsid="0001f83b" style:font-size-asian="13pt" style:font-name-complex="Arial1" style:font-size-complex="10pt"/>
    </style:style>
    <style:style style:name="P33" style:family="paragraph" style:parent-style-name="List_20_Paragraph">
      <style:text-properties style:font-name="Arial" fo:font-size="13pt" officeooo:rsid="00022893" officeooo:paragraph-rsid="00022893" style:font-size-asian="13pt" style:font-name-complex="Arial1" style:font-size-complex="10pt"/>
    </style:style>
    <style:style style:name="P34" style:family="paragraph" style:parent-style-name="List_20_Paragraph">
      <style:text-properties style:font-name="Arial" fo:font-size="13pt" officeooo:rsid="0003a97c" officeooo:paragraph-rsid="0003a97c" style:font-size-asian="13pt" style:font-name-complex="Arial1" style:font-size-complex="10pt"/>
    </style:style>
    <style:style style:name="P35" style:family="paragraph" style:parent-style-name="Standard" style:list-style-name="L4">
      <style:text-properties style:font-name="Arial" fo:font-size="13pt" officeooo:rsid="0017f244" officeooo:paragraph-rsid="0017f244" style:font-size-asian="13pt" style:font-name-complex="Arial1" style:font-size-complex="13pt"/>
    </style:style>
    <style:style style:name="P36" style:family="paragraph" style:parent-style-name="Standard" style:list-style-name="L6">
      <style:text-properties style:font-name="Arial" fo:font-size="13pt" officeooo:rsid="000463c2" officeooo:paragraph-rsid="000463c2" style:font-size-asian="13pt" style:font-name-complex="Arial1" style:font-size-complex="13pt"/>
    </style:style>
    <style:style style:name="P37" style:family="paragraph" style:parent-style-name="Standard">
      <style:text-properties style:font-name="Arial" fo:font-size="13pt" officeooo:rsid="0019394a" officeooo:paragraph-rsid="0019394a" style:font-size-asian="13pt" style:font-name-complex="Arial1" style:font-size-complex="13pt"/>
    </style:style>
    <style:style style:name="P38" style:family="paragraph" style:parent-style-name="Standard" style:list-style-name="L9">
      <style:text-properties style:font-name="Arial" fo:font-size="13pt" officeooo:rsid="000af942" officeooo:paragraph-rsid="000af942" style:font-size-asian="13pt" style:font-name-complex="Arial1" style:font-size-complex="13pt"/>
    </style:style>
    <style:style style:name="P39" style:family="paragraph" style:parent-style-name="Standard" style:list-style-name="L8">
      <style:text-properties style:font-name="Arial" fo:font-size="13pt" officeooo:rsid="000bb944" officeooo:paragraph-rsid="000bb944" style:font-size-asian="13pt" style:font-name-complex="Arial1" style:font-size-complex="13pt"/>
    </style:style>
    <style:style style:name="P40" style:family="paragraph" style:parent-style-name="Standard" style:list-style-name="L10">
      <style:text-properties style:font-name="Arial" fo:font-size="13pt" officeooo:rsid="000ed031" officeooo:paragraph-rsid="000ed031" style:font-size-asian="13pt" style:font-name-complex="Arial1" style:font-size-complex="13pt"/>
    </style:style>
    <style:style style:name="P41" style:family="paragraph" style:parent-style-name="Standard" style:list-style-name="L10">
      <style:text-properties style:font-name="Arial" fo:font-size="13pt" officeooo:rsid="000ed031" officeooo:paragraph-rsid="000fe24a" style:font-size-asian="13pt" style:font-name-complex="Arial1" style:font-size-complex="13pt"/>
    </style:style>
    <style:style style:name="P42" style:family="paragraph" style:parent-style-name="Standard">
      <style:text-properties style:font-name="Arial" fo:font-size="13pt" officeooo:rsid="001c39bc" officeooo:paragraph-rsid="00230640" style:font-size-asian="13pt" style:font-name-complex="Arial1" style:font-size-complex="13pt"/>
    </style:style>
    <style:style style:name="P43" style:family="paragraph" style:parent-style-name="Standard" style:list-style-name="L10">
      <style:text-properties officeooo:paragraph-rsid="000fe24a"/>
    </style:style>
    <style:style style:name="P44" style:family="paragraph" style:parent-style-name="Standard">
      <style:text-properties fo:font-size="13pt" officeooo:rsid="001c39bc" officeooo:paragraph-rsid="001c39bc" style:font-size-asian="13pt" style:font-size-complex="13pt"/>
    </style:style>
    <style:style style:name="P45" style:family="paragraph" style:parent-style-name="Standard" style:master-page-name="Standard">
      <style:paragraph-properties style:page-number="auto"/>
      <style:text-properties style:font-name="Arial" fo:font-size="13pt" style:font-size-asian="13pt" style:font-name-complex="Arial1" style:font-size-complex="13pt"/>
    </style:style>
    <style:style style:name="P46" style:family="paragraph" style:parent-style-name="Standard">
      <style:paragraph-properties fo:margin-left="0.635cm" fo:margin-right="0cm" fo:text-indent="0cm" style:auto-text-indent="false"/>
      <style:text-properties style:font-name="Arial" fo:font-size="13pt" officeooo:rsid="000ed031" officeooo:paragraph-rsid="000ed031" style:font-size-asian="13pt" style:font-name-complex="Arial1" style:font-size-complex="13pt"/>
    </style:style>
    <style:style style:name="P47" style:family="paragraph" style:parent-style-name="Standard">
      <style:paragraph-properties fo:margin-left="0.635cm" fo:margin-right="0cm" fo:text-indent="0cm" style:auto-text-indent="false"/>
      <style:text-properties style:font-name="Arial" fo:font-size="13pt" officeooo:rsid="00102886" officeooo:paragraph-rsid="00102886" style:font-size-asian="13pt" style:font-name-complex="Arial1" style:font-size-complex="13pt"/>
    </style:style>
    <style:style style:name="P48" style:family="paragraph" style:parent-style-name="Standard">
      <style:paragraph-properties fo:margin-left="0.635cm" fo:margin-right="0cm" fo:text-indent="0cm" style:auto-text-indent="false"/>
      <style:text-properties style:font-name="Arial" fo:font-size="13pt" fo:language="en" fo:country="US" style:text-underline-style="solid" style:text-underline-width="auto" style:text-underline-color="font-color" style:font-size-asian="13pt" style:font-name-complex="Arial1" style:font-size-complex="13pt"/>
    </style:style>
    <style:style style:name="P49" style:family="paragraph" style:parent-style-name="List_20_Paragraph" style:list-style-name="WWNum21">
      <style:text-properties style:font-name="Arial" fo:font-size="13pt" style:font-size-asian="13pt" style:font-name-complex="Arial1" style:font-size-complex="13pt"/>
    </style:style>
    <style:style style:name="P50" style:family="paragraph" style:parent-style-name="List_20_Paragraph" style:list-style-name="WWNum22">
      <style:text-properties style:font-name="Arial" fo:font-size="13pt" style:font-size-asian="13pt" style:font-name-complex="Arial1" style:font-size-complex="13pt"/>
    </style:style>
    <style:style style:name="P51" style:family="paragraph" style:parent-style-name="List_20_Paragraph" style:list-style-name="L5">
      <style:text-properties style:font-name="Arial" fo:font-size="13pt" officeooo:rsid="0017f244" officeooo:paragraph-rsid="0017f244" style:font-size-asian="13pt" style:font-name-complex="Arial1" style:font-size-complex="13pt"/>
    </style:style>
    <style:style style:name="P52" style:family="paragraph" style:parent-style-name="List_20_Paragraph" style:list-style-name="WWNum24">
      <style:text-properties style:font-name="Arial" fo:font-size="13pt" style:font-size-asian="13pt" style:font-name-complex="Arial1" style:font-size-complex="13pt"/>
    </style:style>
    <style:style style:name="P53" style:family="paragraph" style:parent-style-name="List_20_Paragraph" style:list-style-name="L7">
      <style:text-properties style:font-name="Arial" fo:font-size="13pt" officeooo:paragraph-rsid="00137e59" style:font-size-asian="13pt" style:font-name-complex="Arial1" style:font-size-complex="13pt"/>
    </style:style>
    <style:style style:name="P54" style:family="paragraph" style:parent-style-name="List_20_Paragraph" style:list-style-name="WWNum25">
      <style:text-properties style:font-name="Arial" fo:font-size="13pt" style:font-size-asian="13pt" style:font-name-complex="Arial1" style:font-size-complex="13pt"/>
    </style:style>
    <style:style style:name="P55" style:family="paragraph" style:parent-style-name="List_20_Paragraph" style:list-style-name="L2">
      <style:text-properties style:font-name="Arial" fo:font-size="13pt" officeooo:rsid="0002a24d" officeooo:paragraph-rsid="0002a24d" style:font-size-asian="13pt" style:font-name-complex="Arial1" style:font-size-complex="10pt"/>
    </style:style>
    <style:style style:name="P56" style:family="paragraph" style:parent-style-name="List_20_Paragraph" style:list-style-name="L3">
      <style:text-properties style:font-name="Arial" fo:font-size="13pt" officeooo:rsid="0003a97c" officeooo:paragraph-rsid="0003a97c" style:font-size-asian="13pt" style:font-name-complex="Arial1" style:font-size-complex="10pt"/>
    </style:style>
    <style:style style:name="P57" style:family="paragraph" style:parent-style-name="List_20_Paragraph" style:list-style-name="L3">
      <style:text-properties style:font-name="Arial" fo:font-size="13pt" officeooo:rsid="0001f83b" officeooo:paragraph-rsid="0003a97c" style:font-size-asian="13pt" style:font-name-complex="Arial1" style:font-size-complex="10pt"/>
    </style:style>
    <style:style style:name="P58" style:family="paragraph" style:parent-style-name="List_20_Paragraph" style:list-style-name="L7">
      <style:text-properties style:font-name="Arial" fo:font-size="13pt" officeooo:rsid="00137e59" officeooo:paragraph-rsid="00137e59" style:font-size-asian="13pt" style:font-name-complex="Arial1" style:font-size-complex="10pt"/>
    </style:style>
    <style:style style:name="P59" style:family="paragraph" style:parent-style-name="List_20_Paragraph" style:list-style-name="L1">
      <style:text-properties fo:font-size="13pt" officeooo:rsid="0001f83b" officeooo:paragraph-rsid="0001f83b" style:font-size-asian="13pt" style:font-size-complex="13pt"/>
    </style:style>
    <style:style style:name="P60" style:family="paragraph" style:parent-style-name="List_20_Paragraph" style:list-style-name="L2">
      <style:text-properties fo:font-size="13pt" officeooo:rsid="00022893" officeooo:paragraph-rsid="00022893" style:font-size-asian="13pt" style:font-size-complex="13pt"/>
    </style:style>
    <style:style style:name="P61" style:family="paragraph" style:parent-style-name="List_20_Paragraph" style:list-style-name="L3">
      <style:text-properties fo:font-size="13pt" officeooo:rsid="0003a97c" officeooo:paragraph-rsid="00065dd8" style:font-size-asian="13pt" style:font-size-complex="13pt"/>
    </style:style>
    <style:style style:name="P62" style:family="paragraph" style:parent-style-name="List_20_Paragraph" style:list-style-name="L5">
      <style:text-properties officeooo:rsid="00184e2c" officeooo:paragraph-rsid="00184e2c"/>
    </style:style>
    <style:style style:name="P63" style:family="paragraph" style:parent-style-name="List_20_Paragraph" style:list-style-name="WWNum21">
      <style:paragraph-properties fo:margin-left="0cm" fo:margin-right="0cm" fo:text-indent="0cm" style:auto-text-indent="false"/>
      <style:text-properties fo:font-size="13pt" officeooo:rsid="0001f83b" officeooo:paragraph-rsid="00022893" style:font-size-asian="13pt" style:font-size-complex="13pt"/>
    </style:style>
    <style:style style:name="P64" style:family="paragraph" style:parent-style-name="List_20_Paragraph" style:list-style-name="WWNum21">
      <style:paragraph-properties fo:margin-left="0cm" fo:margin-right="0cm" fo:text-indent="0cm" style:auto-text-indent="false"/>
      <style:text-properties style:font-name="Arial" fo:font-size="13pt" officeooo:rsid="00022893" officeooo:paragraph-rsid="00022893" style:font-size-asian="13pt" style:font-name-complex="Arial1" style:font-size-complex="10pt"/>
    </style:style>
    <style:style style:name="P65" style:family="paragraph" style:parent-style-name="List_20_Paragraph" style:list-style-name="WWNum21">
      <style:paragraph-properties fo:margin-left="0cm" fo:margin-right="0cm" fo:text-indent="0cm" style:auto-text-indent="false"/>
      <style:text-properties style:font-name="Arial" fo:font-size="13pt" officeooo:rsid="0001f83b" officeooo:paragraph-rsid="00022893" style:font-size-asian="13pt" style:font-name-complex="Arial1" style:font-size-complex="10pt"/>
    </style:style>
    <style:style style:name="P66" style:family="paragraph" style:parent-style-name="List_20_Paragraph" style:list-style-name="WWNum21">
      <style:paragraph-properties fo:margin-left="0cm" fo:margin-right="0cm" fo:text-indent="0cm" style:auto-text-indent="false"/>
      <style:text-properties style:font-name="Arial" fo:font-size="13pt" officeooo:rsid="0001f83b" officeooo:paragraph-rsid="0001f83b" style:font-size-asian="13pt" style:font-name-complex="Arial1" style:font-size-complex="10pt"/>
    </style:style>
    <style:style style:name="P67" style:family="paragraph" style:parent-style-name="List_20_Paragraph" style:list-style-name="WWNum21">
      <style:paragraph-properties fo:margin-left="0cm" fo:margin-right="0cm" fo:text-indent="0cm" style:auto-text-indent="false"/>
      <style:text-properties style:font-name="Arial" fo:font-size="13pt" officeooo:rsid="0006b0ab" officeooo:paragraph-rsid="0006b0ab" style:font-size-asian="13pt" style:font-name-complex="Arial1" style:font-size-complex="10pt"/>
    </style:style>
    <style:style style:name="P68" style:family="paragraph" style:parent-style-name="List_20_Paragraph" style:list-style-name="WWNum24">
      <style:paragraph-properties fo:margin-left="0cm" fo:margin-right="0cm" fo:text-indent="0cm" style:auto-text-indent="false"/>
      <style:text-properties style:font-name="Arial" fo:font-size="13pt" officeooo:rsid="00079844" officeooo:paragraph-rsid="00137e59" style:font-size-asian="13pt" style:font-name-complex="Arial1" style:font-size-complex="10pt"/>
    </style:style>
    <style:style style:name="P69" style:family="paragraph" style:parent-style-name="List_20_Paragraph" style:list-style-name="WWNum21">
      <style:paragraph-properties fo:margin-left="0cm" fo:margin-right="0cm" fo:text-indent="0cm" style:auto-text-indent="false"/>
      <style:text-properties style:font-name="Arial" fo:font-size="13pt" officeooo:rsid="0019394a" officeooo:paragraph-rsid="001a444b" style:font-size-asian="13pt" style:font-name-complex="Arial1" style:font-size-complex="13pt"/>
    </style:style>
    <style:style style:name="P70" style:family="paragraph" style:parent-style-name="List_20_Paragraph" style:list-style-name="WWNum24">
      <style:paragraph-properties fo:margin-left="0cm" fo:margin-right="0cm" fo:text-indent="0cm" style:auto-text-indent="false"/>
      <style:text-properties style:font-name="Arial" fo:font-size="13pt" officeooo:rsid="00137e59" officeooo:paragraph-rsid="00137e59" style:font-size-asian="13pt" style:font-name-complex="Arial1" style:font-size-complex="13pt"/>
    </style:style>
    <style:style style:name="P71" style:family="paragraph">
      <loext:graphic-properties draw:fill="none"/>
      <style:paragraph-properties fo:text-align="start"/>
      <style:text-properties fo:font-size="18pt"/>
    </style:style>
    <style:style style:name="T1" style:family="text">
      <style:text-properties fo:color="#333332" style:font-name="Arial" fo:font-size="8pt" fo:language="en" fo:country="US" fo:font-weight="bold" style:font-name-asian="Arial1" style:font-size-asian="8pt" style:language-asian="en" style:country-asian="US" style:font-weight-asian="bold" style:font-size-complex="12pt"/>
    </style:style>
    <style:style style:name="T2" style:family="text">
      <style:text-properties fo:color="#333332" style:font-name="Arial" fo:font-size="8pt" fo:language="en" fo:country="US" style:font-name-asian="Arial1" style:font-size-asian="8pt" style:language-asian="en" style:country-asian="US" style:font-size-complex="12pt"/>
    </style:style>
    <style:style style:name="T3" style:family="text">
      <style:text-properties fo:color="#333b48" style:font-name="Arial" fo:font-size="8pt" fo:language="en" fo:country="US" style:font-name-asian="Arial1" style:font-size-asian="8pt" style:language-asian="en" style:country-asian="US" style:font-size-complex="12pt"/>
    </style:style>
    <style:style style:name="T4" style:family="text">
      <style:text-properties style:font-name="Arial" style:font-name-complex="Arial1" style:font-size-complex="10pt"/>
    </style:style>
    <style:style style:name="T5" style:family="text">
      <style:text-properties style:font-name="Arial" officeooo:rsid="0001f83b" style:font-name-complex="Arial1" style:font-size-complex="10pt"/>
    </style:style>
    <style:style style:name="T6" style:family="text">
      <style:text-properties style:font-name="Arial" officeooo:rsid="00022893" style:font-name-complex="Arial1" style:font-size-complex="10pt"/>
    </style:style>
    <style:style style:name="T7" style:family="text">
      <style:text-properties style:font-name="Arial" officeooo:rsid="0002a24d" style:font-name-complex="Arial1" style:font-size-complex="10pt"/>
    </style:style>
    <style:style style:name="T8" style:family="text">
      <style:text-properties style:font-name="Arial" officeooo:rsid="00065dd8" style:font-name-complex="Arial1" style:font-size-complex="10pt"/>
    </style:style>
    <style:style style:name="T9" style:family="text">
      <style:text-properties style:font-name="Arial" fo:font-weight="bold" style:font-weight-asian="bold" style:font-name-complex="Arial1" style:font-size-complex="10pt" style:font-weight-complex="bold"/>
    </style:style>
    <style:style style:name="T10" style:family="text">
      <style:text-properties style:font-name="Arial" style:font-name-asian="ＭＳ Ｐゴシック" style:language-asian="en" style:country-asian="US" style:font-name-complex="Arial1"/>
    </style:style>
    <style:style style:name="T11" style:family="text">
      <style:text-properties style:font-name="Arial" fo:font-style="italic" style:font-name-asian="ＭＳ Ｐゴシック" style:language-asian="en" style:country-asian="US" style:font-style-asian="italic" style:font-name-complex="Arial1" style:font-style-complex="italic"/>
    </style:style>
    <style:style style:name="T12" style:family="text">
      <style:text-properties style:font-name="Arial" fo:font-size="13pt" style:font-size-asian="13pt" style:font-name-complex="Arial1" style:font-size-complex="13pt"/>
    </style:style>
    <style:style style:name="T13" style:family="text">
      <style:text-properties style:font-name="Arial" fo:font-size="13pt" officeooo:rsid="0001f83b" style:font-size-asian="13pt" style:font-name-complex="Arial1" style:font-size-complex="13pt"/>
    </style:style>
    <style:style style:name="T14" style:family="text">
      <style:text-properties style:font-name="Arial" fo:font-size="13pt" officeooo:rsid="000ed031" style:font-size-asian="13pt" style:font-name-complex="Arial1" style:font-size-complex="13pt"/>
    </style:style>
    <style:style style:name="T15" style:family="text">
      <style:text-properties style:font-name="Arial" fo:font-size="13pt" officeooo:rsid="000fe24a" style:font-size-asian="13pt" style:font-name-complex="Arial1" style:font-size-complex="13pt"/>
    </style:style>
    <style:style style:name="T16" style:family="text">
      <style:text-properties style:font-name="Arial" fo:font-size="13pt" officeooo:rsid="0017f244" style:font-size-asian="13pt" style:font-name-complex="Arial1" style:font-size-complex="13pt"/>
    </style:style>
    <style:style style:name="T17" style:family="text">
      <style:text-properties officeooo:rsid="000bb944"/>
    </style:style>
    <style:style style:name="T18" style:family="text">
      <style:text-properties officeooo:rsid="00102886"/>
    </style:style>
    <style:style style:name="T19" style:family="text">
      <style:text-properties fo:font-weight="bold" style:font-weight-asian="bold" style:font-weight-complex="bold"/>
    </style:style>
    <style:style style:name="T20" style:family="text">
      <style:text-properties officeooo:rsid="0013a5c2"/>
    </style:style>
    <style:style style:name="T21" style:family="text">
      <style:text-properties officeooo:rsid="00153f40"/>
    </style:style>
    <style:style style:name="T22" style:family="text">
      <style:text-properties officeooo:rsid="0017f244"/>
    </style:style>
    <style:style style:name="T23" style:family="text">
      <style:text-properties officeooo:rsid="0019394a"/>
    </style:style>
    <style:style style:name="T24" style:family="text">
      <style:text-properties officeooo:rsid="001a444b"/>
    </style:style>
    <style:style style:name="T25" style:family="text">
      <style:text-properties officeooo:rsid="001ddc39"/>
    </style:style>
    <style:style style:name="T26" style:family="text">
      <style:text-properties officeooo:rsid="001f99a9"/>
    </style:style>
    <style:style style:name="T27" style:family="text">
      <style:text-properties officeooo:rsid="00230640"/>
    </style:style>
    <style:style style:name="fr1" style:family="graphic" style:parent-style-name="Graphics">
      <style:graphic-properties fo:margin-left="0.318cm" fo:margin-right="0.318cm" fo:margin-top="0cm" fo:margin-bottom="0.02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47.258cm, 0cm, 0cm, 17.1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01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3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56cm" fo:text-indent="-0.635cm" fo:margin-left="0.2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91cm" fo:text-indent="-0.635cm" fo:margin-left="0.891cm"/>
        </style:list-level-properties>
      </text:list-level-style-bullet>
      <text:list-level-style-bullet text:level="5" text:bullet-char="•">
        <style:list-level-properties text:list-level-position-and-space-mode="label-alignment">
          <style:list-level-label-alignment text:label-followed-by="listtab" text:list-tab-stop-position="1.526cm" fo:text-indent="-0.635cm" fo:margin-left="1.5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08cm" fo:text-indent="-0.635cm" fo:margin-left="8.0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43cm" fo:text-indent="-0.635cm" fo:margin-left="8.64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dc12a7" draw:stroke-linejoin="miter" draw:fill="none" draw:textarea-horizontal-align="center" draw:textarea-vertical-align="top" draw:auto-grow-height="false" fo:padding-top="0.125cm" fo:padding-bottom="0.125cm" fo:padding-left="0.25cm" fo:padding-right="0.25cm" fo:wrap-option="wrap" fo:margin-left="0.318cm" fo:margin-right="0.40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GoBack"/>When you’ve completed all 3 parts of this test, please upload it to Github and let us know the repository so we can evaluate it. </text:p>
      <text:p text:style-name="P4"/>
      <text:p text:style-name="P4">Thanks!</text:p>
      <text:p text:style-name="P4"/>
      <text:p text:style-name="P4">-------------</text:p>
      <text:p text:style-name="P4"/>
      <text:p text:style-name="P15">Part 1: Q&amp;A</text:p>
      <text:p text:style-name="P4"/>
      <text:list xml:id="list6412318125835394343" text:style-name="WWNum21">
        <text:list-item>
          <text:p text:style-name="P49">Explain in your own words, why one should use cloud. What tools and technologies would you advise when leveraging any cloud technology?</text:p>
          <text:p text:style-name="P63"><text:span text:style-name="T4">A. </text:span><text:span text:style-name="T6">Cloud are commonly described as having different service models.</text:span></text:p>
          <text:p text:style-name="P64"><text:s text:c="5"/>The three most common cloud services models are:</text:p>
          <text:p text:style-name="P64"><text:s text:c="6"/>SaaS(Software As a Service)</text:p>
          <text:p text:style-name="P64"><text:s text:c="6"/>PaaS (Platform As a Service)</text:p>
          <text:p text:style-name="P64"><text:s text:c="6"/>IaaS(Infrastructure As a Service)</text:p>
          <text:p text:style-name="P65"><text:s text:c="5"/>Many businesses nowdays from large to small use cloud today either directly or indirectly </text:p>
          <text:p text:style-name="P66"><text:s text:c="6"/>intsead of traditional on-site alternatives.</text:p>
          <text:p text:style-name="P66"><text:s text:c="6"/>There are number of reasons why one should use cloud,</text:p>
        </text:list-item>
      </text:list>
      <text:list xml:id="list6711363285382494126" text:style-name="L1">
        <text:list-item>
          <text:list>
            <text:list-item>
              <text:list>
                <text:list-item>
                  <text:list>
                    <text:list-item>
                      <text:list>
                        <text:list-item>
                          <text:p text:style-name="P59"><text:span text:style-name="T9">Reduction of costs</text:span><text:span text:style-name="T4"> - unlike on-site hosting the price of deploying applications in the cloud can be less due to lower hardware costs from more effective use of physical resources.</text:span></text:p>
                        </text:list-item>
                        <text:list-item>
                          <text:p text:style-name="P59"><text:span text:style-name="T9">Universal Access</text:span><text:span text:style-name="T4"> - cloud computing can allow remotely located employees to access applications and work via the internet.</text:span></text:p>
                        </text:list-item>
                        <text:list-item>
                          <text:p text:style-name="P59"><text:span text:style-name="T9">Up to date Software</text:span><text:span text:style-name="T4"> - <text:s/>a cloud provider will also be able to upgrade software keeping in mind feedback from previous software releases.</text:span></text:p>
                        </text:list-item>
                        <text:list-item>
                          <text:p text:style-name="P59"><text:span text:style-name="T9">Choice of applications</text:span><text:span text:style-name="T4"> - <text:s/>This allows flexibility for cloud users to experiment and choose the best option for their needs. Cloud computing also allows a business to use, access and pay only for what they use, with a fast implementation time</text:span></text:p>
                        </text:list-item>
                        <text:list-item>
                          <text:p text:style-name="P59"><text:span text:style-name="T9">potential to be greener and more economical </text:span><text:span text:style-name="T4">- the average amount of energy needed for a computational action carried out in the cloud is far less than the average amount for an on-site deployment. This is because different organisations can share the same physical resources securely, leading to more efficient use of the shared resources.</text:span></text:p>
                        </text:list-item>
                        <text:list-item>
                          <text:p text:style-name="P59"><text:span text:style-name="T9">Flexibility</text:span><text:span text:style-name="T4"> - cloud computing allows users to switch applications easily and rapidly, using the one that suits their needs best. However, migrating data between applications can be an issue.</text:span></text:p>
                        </text:list-item>
                      </text:list>
                    </text:list-item>
                  </text:list>
                </text:list-item>
              </text:list>
            </text:list-item>
          </text:list>
        </text:list-item>
      </text:list>
      <text:p text:style-name="P32"/>
      <text:p text:style-name="P32">Tools and Technologies required when leveraging any cloud technology:</text:p>
      <text:p text:style-name="P32"/>
      <text:p text:style-name="P33">We have different tools for successfully managing cloud </text:p>
      <text:p text:style-name="P33"/>
      <text:p text:style-name="P33">Here are 4 of the tools which I have known</text:p>
      <text:list xml:id="list4150505889059798893" text:style-name="L2">
        <text:list-item>
          <text:p text:style-name="P60"><text:soft-page-break/><text:span text:style-name="T4">Cloudyn – </text:span><text:span text:style-name="T7">Mainly focused on AWS</text:span></text:p>
        </text:list-item>
        <text:list-item>
          <text:p text:style-name="P55">Enstratius</text:p>
        </text:list-item>
        <text:list-item>
          <text:p text:style-name="P55">RightScale</text:p>
        </text:list-item>
        <text:list-item>
          <text:p text:style-name="P55">Puppet Enterprise</text:p>
        </text:list-item>
      </text:list>
      <text:p text:style-name="P32"/>
      <text:p text:style-name="P34">Technologies:</text:p>
      <text:list xml:id="list5008457017282414022" text:style-name="L3">
        <text:list-item>
          <text:p text:style-name="P56">AWS</text:p>
        </text:list-item>
        <text:list-item>
          <text:p text:style-name="P56">OpenStack</text:p>
        </text:list-item>
        <text:list-item>
          <text:p text:style-name="P56">Microsoft Azure</text:p>
        </text:list-item>
        <text:list-item>
          <text:p text:style-name="P61"><text:span text:style-name="T4">Google C</text:span><text:span text:style-name="T8">ompute Engine</text:span><text:span text:style-name="T4"> (GC</text:span><text:span text:style-name="T8">E</text:span><text:span text:style-name="T4">)</text:span></text:p>
          <text:p text:style-name="P57"/>
        </text:list-item>
      </text:list>
      <text:p text:style-name="P4"/>
      <text:p text:style-name="P4"/>
      <text:list xml:id="list145823940257004" text:continue-list="list6412318125835394343" text:style-name="WWNum21">
        <text:list-item>
          <text:p text:style-name="P49">My website is down. Walk me through all the stuff you would check?</text:p>
        </text:list-item>
      </text:list>
      <text:list xml:id="list8795648882427231290" text:style-name="WWNum22">
        <text:list-item>
          <text:p text:style-name="P50">If you are a Linux tech, assume LAMP stack</text:p>
        </text:list-item>
        <text:list-item>
          <text:p text:style-name="P50">If you are a Windows tech assume IIS &amp; SQL.</text:p>
        </text:list-item>
        <text:list-item>
          <text:p text:style-name="P50">Also assume typical setup with firewall, load balancers and other typical components of such a setup</text:p>
        </text:list-item>
        <text:list-item>
          <text:p text:style-name="P50">Follow up: Website is back up but is slow, what would you do then?</text:p>
        </text:list-item>
      </text:list>
      <text:p text:style-name="P10">A. <text:s/><text:tab/><text:span text:style-name="T22">A website can appear to have gone down mainly for one of the following reasons:</text:span></text:p>
      <text:list xml:id="list1549120220224191140" text:style-name="L4">
        <text:list-item>
          <text:p text:style-name="P35">A programming error on the website,</text:p>
        </text:list-item>
        <text:list-item>
          <text:p text:style-name="P35">A DNS problem, or an expired domain,</text:p>
        </text:list-item>
        <text:list-item>
          <text:p text:style-name="P35">A networking problem,</text:p>
        </text:list-item>
        <text:list-item>
          <text:p text:style-name="P35">Something on the server has crashed,</text:p>
        </text:list-item>
        <text:list-item>
          <text:p text:style-name="P35">The whole server has crashed.</text:p>
        </text:list-item>
      </text:list>
      <text:p text:style-name="P11"/>
      <text:p text:style-name="P11">To see whether it’s a programming error, visit the website and check the status bar at the bottom of your browser. If it says “Done” or “Loaded,” rather than “Waiting…” or “Connecting…,” then the server and its software are performing correctly, but there is a programming error or misconfiguration. Check the Apache error log for clues.</text:p>
      <text:p text:style-name="P11"/>
      <text:p text:style-name="P11">Otherwise, you’ll need to run some commands to determine the cause. </text:p>
      <text:p text:style-name="P11">If you use Linux, you probably already know about the terminal; but just in case, on Ubuntu, it’s under Applications → Accessories.</text:p>
      <text:p text:style-name="P11"/>
      <text:p text:style-name="P11">The first command is ping, which sends a quick message to a server to check that it’s okay. Type the following, replacing the Web address with something meaningful to you, and press “Enter.” For all of the commands in this article, just type the stuff in the grey monospaced font. The preceding characters are the command prompt and are just there to let you know who and where you are.</text:p>
      <text:p text:style-name="P11"/>
      <text:p text:style-name="P11"/>
      <text:p text:style-name="P31"><text:soft-page-break/>Website is back up but is slow,</text:p>
      <text:p text:style-name="P31"/>
      <text:list xml:id="list8712347727835310243" text:style-name="L5">
        <text:list-item>
          <text:p text:style-name="P51">One of the reason could be usually a memory issue and it can be resolved by increasing the Heap Size of the Web Server hosting the application.</text:p>
        </text:list-item>
        <text:list-item>
          <text:p text:style-name="P62"><text:span text:style-name="T12">A</text:span><text:span text:style-name="T16">n issue </text:span><text:span text:style-name="T12">may be </text:span><text:span text:style-name="T16">with the connection of the person connecting to your site </text:span></text:p>
        </text:list-item>
      </text:list>
      <text:p text:style-name="P11"><text:tab/></text:p>
      <text:p text:style-name="P11"/>
      <text:list xml:id="list145824927969259" text:continue-list="list145823940257004" text:style-name="WWNum21">
        <text:list-item>
          <text:p text:style-name="P49">What automation tools have you used? What was the last thing you automated in professional or private life?</text:p>
        </text:list-item>
      </text:list>
      <text:p text:style-name="P5">A. <text:s/>I have used different Automation tools. Those are</text:p>
      <text:list xml:id="list1969245465965995642" text:style-name="L6">
        <text:list-item>
          <text:p text:style-name="P36">Puppet</text:p>
        </text:list-item>
        <text:list-item>
          <text:p text:style-name="P36">Ansible</text:p>
        </text:list-item>
      </text:list>
      <text:p text:style-name="P6"><text:s text:c="5"/></text:p>
      <text:p text:style-name="P6"><text:s text:c="7"/>Last thing I had automated was in my work and that was using with puppet.</text:p>
      <text:p text:style-name="P6"><text:tab/></text:p>
      <text:p text:style-name="P7"><text:tab/><text:span text:style-name="T23">By using the MongoDB module to install the server and client, set options and even configure replica set</text:span></text:p>
      <text:p text:style-name="P7"/>
      <text:p text:style-name="P16">Sample code:</text:p>
      <text:p text:style-name="P12">include site::mongodb_org</text:p>
      <text:p text:style-name="P12"/>
      <text:p text:style-name="P12"><text:s text:c="2"/>class {'::mongodb::server':</text:p>
      <text:p text:style-name="P12"><text:s text:c="4"/>ensure <text:s text:c="3"/>=&gt; present,</text:p>
      <text:p text:style-name="P12"><text:s text:c="4"/>bind_ip <text:s text:c="2"/>=&gt; '',</text:p>
      <text:p text:style-name="P12"><text:s text:c="4"/>replset <text:s text:c="2"/>=&gt; 'mms-app',</text:p>
      <text:p text:style-name="P12"><text:s text:c="2"/>}</text:p>
      <text:p text:style-name="P12"/>
      <text:p text:style-name="P12"><text:s text:c="2"/>mount {'/var/lib/mongodb':</text:p>
      <text:p text:style-name="P12"><text:s text:c="4"/>ensure <text:s/>=&gt; mounted,</text:p>
      <text:p text:style-name="P12"><text:s text:c="4"/>atboot <text:s/>=&gt; true,</text:p>
      <text:p text:style-name="P12"><text:s text:c="4"/>device <text:s/>=&gt; '/dev/sdb',</text:p>
      <text:p text:style-name="P12"><text:s text:c="4"/>fstype <text:s/>=&gt; 'ext4',</text:p>
      <text:p text:style-name="P12"><text:s text:c="4"/>options =&gt; 'defaults,noatime',</text:p>
      <text:p text:style-name="P12"><text:s text:c="4"/>require =&gt; Class['::mongodb::server'],</text:p>
      <text:p text:style-name="P12"><text:s text:c="2"/>}</text:p>
      <text:p text:style-name="P12"/>
      <text:p text:style-name="P12"><text:s text:c="2"/>mongodb_replset { 'mms-app':</text:p>
      <text:p text:style-name="P12"><text:s text:c="4"/>ensure <text:s/>=&gt; present,</text:p>
      <text:p text:style-name="P12"><text:s text:c="4"/>members =&gt; ['mms-app1:27017', 'mms-app2:27017', 'mms-app3:27017']</text:p>
      <text:p text:style-name="P12"><text:s text:c="2"/>}</text:p>
      <text:p text:style-name="P4"><text:s/></text:p>
      <text:p text:style-name="P4"><text:tab/></text:p>
      <text:p text:style-name="P4"/>
      <text:list xml:id="list145824813137533" text:continue-list="list145824927969259" text:style-name="WWNum21">
        <text:list-item>
          <text:p text:style-name="P49"><text:soft-page-break/>If I run the command /bin/chmod -x /bin/chmod will this run? </text:p>
        </text:list-item>
      </text:list>
      <text:p text:style-name="P27"><text:span text:style-name="T5">A. </text:span><text:span text:style-name="T4">This command won’t </text:span><text:span text:style-name="T8">work</text:span></text:p>
      <text:p text:style-name="P4"/>
      <text:p text:style-name="P4"/>
      <text:list xml:id="list145823757374390" text:continue-numbering="true" text:style-name="WWNum21">
        <text:list-item>
          <text:p text:style-name="P49">How long after an AWS security group rule is applied does it take for the rule to apply to all instances in that group?</text:p>
          <text:p text:style-name="P69">A. <text:s text:c="3"/><text:span text:style-name="T24">A security group acts as a virtual firewall that controls the traffic for one or more instances. When you launch an instance, you associate one or more security groups with the instance. You add rules to each security group that allow traffic to or from its associated instances. You can modify the rules for a security group at any time; the new rules are automatically applied to all instances that are associated with the security group. When we decide whether to allow traffic to reach an instance, we evaluate all the rules from all the security groups that are associated with the instance.</text:span></text:p>
        </text:list-item>
      </text:list>
      <text:p text:style-name="P13"><text:s text:c="3"/><text:span text:style-name="T24">When you add or remove rules, your changes are automatically applied to the instances associated with the security group after a short period, depending on the connection tracking for the traffic. </text:span></text:p>
      <text:p text:style-name="P4"/>
      <text:list xml:id="list145824505457218" text:continue-numbering="true" text:style-name="WWNum21">
        <text:list-item>
          <text:p text:style-name="P49">When I do ps -aux, why do I have one copy of httpd running as root and the rest as a non-root user?</text:p>
          <text:p text:style-name="P67">A. apache httpd starts off as a process run by root to be able to listen to ports like 80(http), 443(https), Non-rott user can’t do that.</text:p>
        </text:list-item>
      </text:list>
      <text:p text:style-name="P28"><text:s text:c="4"/>In addition, some of the configuration files are only readable by root, during the launch process.</text:p>
      <text:p text:style-name="P4"/>
      <text:p text:style-name="P4"/>
      <text:p text:style-name="P15">Part 2: Scenarios</text:p>
      <text:p text:style-name="P4"/>
      <text:list xml:id="list5745423805568990295" text:style-name="WWNum24">
        <text:list-item>
          <text:p text:style-name="P52">In a custom made AWS VPC, what would be some reasons for lack of network connectivity?</text:p>
          <text:p text:style-name="P68">A. <text:s/></text:p>
        </text:list-item>
      </text:list>
      <text:list xml:id="list2099951869408752209" text:style-name="L7">
        <text:list-item>
          <text:p text:style-name="P58"><text:span text:style-name="T19"><text:s/>Check your internal Firewall -</text:span> If you are trying to connect from inside of your corporate network you will most likely be passing through your internal firewall which may block ports 22 (SSH) and 3389 (RDP). <text:s/>Speak with your internal network administrator to ensure your traffic is allowed out to your destination and also the returned traffic allowed back in to you</text:p>
        </text:list-item>
        <text:list-item>
          <text:p text:style-name="P58"><text:s/><text:span text:style-name="T19">Do you have an IGW (Internet Gateway) attached to your VPC? </text:span>- If you don't have an IGW set up and attached to your VPC then you will not have any way for traffic to leave your AWS environment out onto the public internet and back to you. <text:s/>(For details on how to check your IGW see "How To" section below)</text:p>
        </text:list-item>
        <text:list-item>
          <text:p text:style-name="P58"><text:s/><text:span text:style-name="T19">Do you have a route to the outside world from the subnet of the destination EC2 instance?</text:span> - Once you have an IGW associated with your VPC you need to ensure you have the correct routing set up. <text:s/>A route within each Subnet that you need to make publically accessible needs to point to the outside world via the IGW, for example <text:soft-page-break/>0.0.0.0/0 via your IGW. <text:s/>(For details on how to check your route tables, see "How To" section below)</text:p>
        </text:list-item>
        <text:list-item>
          <text:p text:style-name="P58"><text:s/><text:span text:style-name="T19">Do you have the right Security Group Access applied to your instance?</text:span> - Security Groups control access at an Instance level. <text:s/>The correct ports need to be allowed to pass within your security group that is associated to your instance allowing either SSH (Port 22) or RDP (Port 3389) from a valid source address. <text:s/>(For details on how to check your security Group see "How To" section below)</text:p>
        </text:list-item>
        <text:list-item>
          <text:p text:style-name="P58"><text:s/><text:span text:style-name="T19">Do you have the correct ports open on the NACL (Network Access Control List) associated with the subnet?</text:span> - NACLs control access at the Network Level. <text:s/>You need to ensure that the inbound and outbound NACL allow ports 22 or 3389 to pass through. <text:s/>(For details on how to check your NACL configuration please see "How To" section below</text:p>
        </text:list-item>
        <text:list-item>
          <text:p text:style-name="P58"><text:span text:style-name="T19"><text:s/>Has the instance got a Public IP address?</text:span> - For an instance to be reachable from outside of AWS you need to ensure it has a public IP address. <text:s/>This can either be dynamically assigned by AWS during the EC2 instance creation; however this address may change on reboot. <text:s/>Alternatively you can apply a fixed Public IP address called an EIP (Elastic IP address). <text:s/>(For details on how to check the Public IP address see "How To" section below)</text:p>
        </text:list-item>
        <text:list-item>
          <text:p text:style-name="P58"><text:span text:style-name="T19"><text:s/>Are your instance resources peaking? </text:span>- At times your instance may peak at 100% CPU utilisation, this can cause connection errors when there are not enough resources available to allow and manage the connection. <text:s/>Check your CloudWatch metrics as you may need to resize your instance to a larger instance or troubleshoot why you have 100% CPU. <text:s/>(For details on how to check your instance resources see "How To" section below)</text:p>
        </text:list-item>
        <text:list-item>
          <text:p text:style-name="P58"><text:span text:style-name="T19">Has your instance passed its Status Checks?</text:span> - Ensure your instance has passed it Status Checks on boot to ensure no underlying issues were detected that may prevent connectivity problems. <text:s/>If you have failed Status checks, stop and restart your instance as in many cases this can be down to a hardware fault at an AWS level. <text:s/>By stopping and restarting (not rebooting) your instance will likely spin up on a different physical host resolving any hardware errors previously experienced. <text:s/></text:p>
          <text:p text:style-name="P53"/>
        </text:list-item>
      </text:list>
      <text:p text:style-name="P4"/>
      <text:list xml:id="list145824233972528" text:continue-list="list5745423805568990295" text:style-name="WWNum24">
        <text:list-item>
          <text:p text:style-name="P52">3 EC2 instances sit behind an ELB. All devices are on a security group that has one rule only, which allows all traffic from the security group itself. However, hitting the ELB times out. Why?</text:p>
          <text:p text:style-name="P70">A. <text:s/><text:span text:style-name="T25">First of all, Check for Idle Timeout for ELB. The default is 60 seconds. We should consider setting or increasing keep-alive in our web server.</text:span></text:p>
          <text:p text:style-name="P70"><text:s text:c="5"/><text:span text:style-name="T25">It may be due to the servers running out of memory.</text:span></text:p>
        </text:list-item>
      </text:list>
      <text:p text:style-name="P29"><text:s text:c="6"/></text:p>
      <text:list xml:id="list145824254214173" text:continue-numbering="true" text:style-name="WWNum24">
        <text:list-item>
          <text:p text:style-name="P52">What’s best practice to allow your EC2 instances to talk to, say S3 or RDS?</text:p>
        </text:list-item>
      </text:list>
      <text:p text:style-name="P9">A. <text:span text:style-name="T20">That depends on the requirement.</text:span></text:p>
      <text:p text:style-name="P9"><text:soft-page-break/><text:s text:c="4"/><text:span text:style-name="T21">S3 provides standalone storage. We don’t need to run an EC2 instance. We can store lots and lots of data here. It is like a hard drive with no computer, so we can’t do any processing here.</text:span></text:p>
      <text:p text:style-name="P9"><text:s text:c="5"/><text:span text:style-name="T21">RDS is a database like MySQL, Oracle. We can have only relational data here. We need to run this with EC2 instance. </text:span></text:p>
      <text:p text:style-name="P4"/>
      <text:list xml:id="list145823941942842" text:continue-numbering="true" text:style-name="WWNum24">
        <text:list-item>
          <text:p text:style-name="P52">What steps would you follow to resolve the following problems?</text:p>
        </text:list-item>
      </text:list>
      <text:p text:style-name="P23">Scenario 1 – Can’t connect to server!</text:p>
      <text:p text:style-name="P17">The customer phones up in a panic. One of their devs was fiddling with some AWS console settings and suddenly they have lost connectivity to their server.</text:p>
      <text:p text:style-name="P17"/>
      <text:p text:style-name="P19">A. <text:s/><text:span text:style-name="T17">Here are some of the most common reasons we can’t connect to their server. Really.</text:span></text:p>
      <text:list xml:id="list8709313888310523577" text:style-name="L8">
        <text:list-item>
          <text:p text:style-name="P39">You’re not connecting to the right instance or to the instance you think you’re trying to connect to. Servers on EC2 are identified by opaque instance ids like i-ae1df2c6 and opaque host names like ec2-75-101-182-20.compute-1.amazonaws.com. It’s easy for anybody to get these confused or mistype them.</text:p>
        </text:list-item>
        <text:list-item>
          <text:p text:style-name="P39"><text:s/>The instance you’re trying to connect to has not completed the boot process yet. Though some AMIs are ready to connect in under a minute, others can take 10+ minutes.</text:p>
        </text:list-item>
        <text:list-item>
          <text:p text:style-name="P39">The instance you’re trying to connect to has been terminated. (Did you just shut down what you thought was a different instance?)</text:p>
        </text:list-item>
        <text:list-item>
          <text:p text:style-name="P39">The service you are trying to reach on the instance is not running on that instance.</text:p>
        </text:list-item>
        <text:list-item>
          <text:p text:style-name="P39">The service you are trying to reach on the instance is not listening on that port or that network interface.</text:p>
        </text:list-item>
        <text:list-item>
          <text:p text:style-name="P39">You did not open the port in the security group.</text:p>
        </text:list-item>
        <text:list-item>
          <text:p text:style-name="P39">You did not start the instance with the correct security group.</text:p>
        </text:list-item>
        <text:list-item>
          <text:p text:style-name="P39">You did not start the instance with the same ssh keypair as you are using to access it.</text:p>
        </text:list-item>
        <text:list-item>
          <text:p text:style-name="P39">Your local firewall is preventing you from getting out to that port on any server outside your network. Talk to your local network administrators.</text:p>
        </text:list-item>
        <text:list-item>
          <text:p text:style-name="P39"><text:s/>Your firewall on the instance is preventing access to the service. Try shutting down iptables temporarily to see if that helps.</text:p>
        </text:list-item>
      </text:list>
      <text:p text:style-name="P8"/>
      <text:p text:style-name="P19"><text:s/>Check your security group rules. You need a security group rule that allows inbound traffic from your public IP address on the proper port.</text:p>
      <text:p text:style-name="P18"/>
      <text:list xml:id="list587606882631561610" text:style-name="L9">
        <text:list-item>
          <text:p text:style-name="P38">Open the Amazon EC2 console at https://console.aws.amazon.com/ec2/.</text:p>
        </text:list-item>
        <text:list-item>
          <text:p text:style-name="P38">In the navigation pane, choose Instances, and then select your instance.</text:p>
        </text:list-item>
        <text:list-item>
          <text:p text:style-name="P38">In the Description tab, next to Security groups, choose view rules to display the list of rules that are in effect.</text:p>
        </text:list-item>
        <text:list-item>
          <text:p text:style-name="P38">For Linux instances: Verify that there is a rule that allows traffic from your computer to port 22 (SSH).</text:p>
        </text:list-item>
      </text:list>
      <text:p text:style-name="P18"><text:soft-page-break/></text:p>
      <text:p text:style-name="P18"/>
      <text:p text:style-name="P18"><text:s text:c="8"/>If your security group has a rule that allows inbound traffic from a single IP address, this address may not be static if your computer is on a corporate network or if you are connecting through an Internet service provider (ISP). Instead, specify the range of IP addresses used by client computers. If your security group does not have a rule that allows inbound traffic as described in the previous step, add a rule to your security group.</text:p>
      <text:p text:style-name="P18"/>
      <text:p text:style-name="P17"/>
      <text:p text:style-name="P23">Scenario 2 – Disk space is dangerously low!</text:p>
      <text:p text:style-name="P17">A few weeks later, the customer calls back and says that while just being logged in on the server for some routine maintenance, they accidentally noticed that the EBS volume, which houses all the images, is running at 92% disk utilization. They urgently need to expand their volume.</text:p>
      <text:p text:style-name="P17"/>
      <text:list xml:id="list5442104432288913806" text:style-name="L10">
        <text:list-item>
          <text:p text:style-name="P40">First, you need to successfully launch an EC2 instance with EBS as its root device. The root EBS volume is used as a reference, so you can follow the same step for all of the volumes.</text:p>
        </text:list-item>
        <text:list-item>
          <text:p text:style-name="P41">Next, connect the instance via PuTTY (in Windows machines) or an SSH client (in Linux machines).</text:p>
        </text:list-item>
        <text:list-item>
          <text:p text:style-name="P43"><text:span text:style-name="T15">R</text:span><text:span text:style-name="T14">un the command “df –h”. It will display the drive’s details before resizing. </text:span></text:p>
        </text:list-item>
        <text:list-item>
          <text:p text:style-name="P41">To increase the size of the root volume, since this is an EBS-backed instance, first stop the instance temporarily. </text:p>
        </text:list-item>
        <text:list-item>
          <text:p text:style-name="P41">Detach the existing volume from the instance. </text:p>
        </text:list-item>
        <text:list-item>
          <text:p text:style-name="P41">Create a snapshot from the previously detached volume.</text:p>
        </text:list-item>
        <text:list-item>
          <text:p text:style-name="P41">Provide an appropriate name for the snapshot.</text:p>
        </text:list-item>
        <text:list-item>
          <text:p text:style-name="P41">Details of the recently created snapshot can be found under the description tab in the snapshot area.</text:p>
        </text:list-item>
        <text:list-item>
          <text:p text:style-name="P41">Create a volume from the recently generated snapshot.</text:p>
        </text:list-item>
        <text:list-item>
          <text:p text:style-name="P41">Now, you can resize the volume. Here, the user resized it from 8GB to 30GB. All you have to do is specify the AZs and select the type of the volume you need. (Note: The volume must be created in the AZ where the present instance is in a stopped state. Otherwise, if the volume and the instance are in different zones they cannot be attached.)</text:p>
        </text:list-item>
        <text:list-item>
          <text:p text:style-name="P41">Attach the new volume to the running instance.</text:p>
        </text:list-item>
        <text:list-item>
          <text:p text:style-name="P41">Identify the stopped instance from the list and attach it as the root device. (It is very important to identify the root device drive and only attach the new volume as the root device.)</text:p>
        </text:list-item>
        <text:list-item>
          <text:p text:style-name="P41">Start the instance after the new root volume is attached.</text:p>
        </text:list-item>
        <text:list-item>
          <text:p text:style-name="P43"><text:span text:style-name="T14">Log into the instance console using PuTTY or an SSH client. (Note: This time, the public DNS will be different since the instance was first stopped and then started. If you want to keep the same public DNS, use an elastic IP.) If this is not your root volume </text:span><text:soft-page-break/><text:span text:style-name="T14">and you are attaching the volume as an additional volume to a Linux instance, you should run the command “resize2fs ” to increase the size of the new volume. As for the root volume, AWS will automatically increase the file system according to the updated size.</text:span></text:p>
        </text:list-item>
        <text:list-item>
          <text:p text:style-name="P41">Run the command “df –h” again to check the size of the root device.</text:p>
        </text:list-item>
      </text:list>
      <text:p text:style-name="P22"/>
      <text:p text:style-name="P22"/>
      <text:p text:style-name="P24">Scenario 2a – Why didn’t we know about disk space?</text:p>
      <text:p text:style-name="P17">Following the disk space scare, they want to know why they weren’t aware of this happening and how they can be notified of this in the future</text:p>
      <text:p text:style-name="P17"/>
      <text:p text:style-name="P20">A. <text:s/><text:span text:style-name="T18">By using CloudWatch, we can monitor the disk space.</text:span></text:p>
      <text:p text:style-name="P20"><text:tab/><text:span text:style-name="T18">If our disk space was more than 90%, then we can get an alert via CloudWatch Alarm.</text:span></text:p>
      <text:p text:style-name="P20"><text:s text:c="5"/><text:span text:style-name="T18">Cloudwatch provides default metrics as well as custom metrics.</text:span></text:p>
      <text:p text:style-name="P20"><text:s text:c="6"/><text:span text:style-name="T18">For Disk Space Utilization, We are going to use the custom metrics.</text:span></text:p>
      <text:p text:style-name="P20"><text:s text:c="6"/><text:span text:style-name="T18">There is a small charge associated with using custom metrics - $0.50 per metric per month.</text:span></text:p>
      <text:p text:style-name="P20"/>
      <text:p text:style-name="P22"><text:tab/></text:p>
      <text:p text:style-name="P23">Scenario 3 – We need a failover error page.</text:p>
      <text:p text:style-name="P17">All these issues have got them thinking: if our site goes down, we have no way of telling our users that something is wrong and that we’re working on it.</text:p>
      <text:p text:style-name="P17">How can the customer have a basic failover in place?</text:p>
      <text:p text:style-name="P17"/>
      <text:p text:style-name="P21">A. <text:s/><text:span text:style-name="T18">To do this, We use Route 53 or else we can use AWS Lambda as well.</text:span></text:p>
      <text:p text:style-name="P21"><text:s text:c="4"/></text:p>
      <text:p text:style-name="P47">Route 53‘s DNS Failover feature gives you the power to monitor your website and automatically route your visitors to a backup site if it goes down.</text:p>
      <text:p text:style-name="P4"/>
      <text:p text:style-name="P15"/>
      <text:p text:style-name="P15">Part 3: Practical Scenario/Coding</text:p>
      <text:p text:style-name="P4"/>
      <text:list xml:id="list4400500049973997161" text:style-name="WWNum25">
        <text:list-item>
          <text:p text:style-name="P54">Write a function, you pick the language: </text:p>
        </text:list-item>
      </text:list>
      <text:p text:style-name="P25"><text:span text:style-name="T10">An anagram is a word formed from another by rearranging its letters, using all the original letters exactly once; for example, </text:span><text:span text:style-name="T11">orchestra</text:span><text:span text:style-name="T10"> can be rearranged into </text:span><text:span text:style-name="T11">carthorse</text:span><text:span text:style-name="T10">. Write a function that checks if two words are anagrams of each other.</text:span></text:p>
      <text:p text:style-name="P25"><text:span text:style-name="T10">For example, </text:span><text:span text:style-name="T11">are_anagrams('neural', 'unreal')</text:span><text:span text:style-name="T10"> should return </text:span><text:span text:style-name="T11">true</text:span><text:span text:style-name="T10"> as arguments are anagrams of each other.</text:span></text:p>
      <text:p text:style-name="P4"/>
      <text:p text:style-name="Standard"><text:span text:style-name="T12"><text:tab/></text:span><text:span text:style-name="T13">b</text:span><text:span text:style-name="Source_20_Text">ool IsAnagram(std::string str1, std::string str2)</text:span></text:p>
      <text:p text:style-name="Preformatted_20_Text"><text:span text:style-name="Source_20_Text"><text:s text:c="5"/>{</text:span></text:p>
      <text:p text:style-name="Preformatted_20_Text"><text:span text:style-name="Source_20_Text"><text:s text:c="6"/><text:tab/>if(str1.length() != str2.length())</text:span></text:p>
      <text:p text:style-name="Preformatted_20_Text"><text:span text:style-name="Source_20_Text"><text:s text:c="8"/><text:tab/><text:tab/>return false;</text:span></text:p>
      <text:p text:style-name="Preformatted_20_Text"><text:span text:style-name="Source_20_Text"><text:tab/> <text:s text:c="5"/>for(int i = 0; i &lt; str1.length();i++)</text:span></text:p>
      <text:p text:style-name="Preformatted_20_Text"><text:soft-page-break/><text:span text:style-name="Source_20_Text"><text:s text:c="4"/><text:tab/><text:tab/>{</text:span></text:p>
      <text:p text:style-name="Preformatted_20_Text"><text:span text:style-name="Source_20_Text"><text:s text:c="4"/><text:tab/><text:tab/> <text:s text:c="3"/>bool found = false;</text:span></text:p>
      <text:p text:style-name="Preformatted_20_Text"><text:span text:style-name="Source_20_Text"><text:s text:c="3"/><text:tab/><text:tab/> <text:s text:c="3"/>int j = 0;</text:span></text:p>
      <text:p text:style-name="Preformatted_20_Text"><text:span text:style-name="Source_20_Text"><text:s text:c="3"/><text:tab/><text:tab/> <text:s text:c="3"/>while(!found &amp;&amp; j &lt; str2.length())</text:span></text:p>
      <text:p text:style-name="Preformatted_20_Text"><text:span text:style-name="Source_20_Text"><text:s text:c="3"/><text:tab/><text:tab/> <text:s text:c="3"/>{</text:span></text:p>
      <text:p text:style-name="Preformatted_20_Text"><text:span text:style-name="Source_20_Text"><text:s text:c="3"/><text:tab/><text:tab/> <text:s text:c="8"/>if(str1[i] == str2[j])</text:span></text:p>
      <text:p text:style-name="Preformatted_20_Text"><text:span text:style-name="Source_20_Text"><text:s text:c="3"/><text:tab/><text:tab/> <text:s text:c="8"/>{</text:span></text:p>
      <text:p text:style-name="Preformatted_20_Text"><text:span text:style-name="Source_20_Text"><text:s text:c="3"/><text:tab/><text:tab/> <text:s text:c="12"/>found = true;</text:span></text:p>
      <text:p text:style-name="Preformatted_20_Text"><text:span text:style-name="Source_20_Text"><text:s text:c="3"/><text:tab/><text:tab/> <text:s text:c="12"/>str2[j] = NULL;</text:span></text:p>
      <text:p text:style-name="Preformatted_20_Text"><text:span text:style-name="Source_20_Text"><text:s text:c="3"/><text:tab/><text:tab/> <text:s text:c="8"/>}</text:span></text:p>
      <text:p text:style-name="Preformatted_20_Text"><text:span text:style-name="Source_20_Text"><text:s text:c="3"/><text:tab/><text:tab/> <text:s text:c="8"/>j++;</text:span></text:p>
      <text:p text:style-name="Preformatted_20_Text"><text:span text:style-name="Source_20_Text"><text:s text:c="3"/><text:tab/><text:tab/> <text:s text:c="4"/>}</text:span></text:p>
      <text:p text:style-name="Preformatted_20_Text"><text:span text:style-name="Source_20_Text"><text:s text:c="3"/><text:tab/><text:tab/> <text:s text:c="4"/>if(!found)</text:span></text:p>
      <text:p text:style-name="Preformatted_20_Text"><text:span text:style-name="Source_20_Text"><text:s text:c="3"/><text:tab/><text:tab/> <text:s text:c="8"/>return false;</text:span></text:p>
      <text:p text:style-name="Preformatted_20_Text"><text:span text:style-name="Source_20_Text"><text:s text:c="3"/><text:tab/> }</text:span></text:p>
      <text:p text:style-name="Preformatted_20_Text"><text:span text:style-name="Source_20_Text"><text:s text:c="3"/><text:tab/> return true;</text:span></text:p>
      <text:p text:style-name="P26"><text:span text:style-name="Source_20_Text"><text:tab/>}</text:span></text:p>
      <text:p text:style-name="P4"/>
      <text:p text:style-name="P4"/>
      <text:list xml:id="list145823670694619" text:continue-numbering="true" text:style-name="WWNum25">
        <text:list-item>
          <text:p text:style-name="P54">AWS Cloud Practice Scenario:</text:p>
        </text:list-item>
      </text:list>
      <text:p text:style-name="P17">Using all AWS needed services; we need to put online a CMS application using:</text:p>
      <text:p text:style-name="P30"><text:s/>- Operating System: Linux</text:p>
      <text:p text:style-name="P30"><text:s/>- Data Tier: Relational Database</text:p>
      <text:p text:style-name="P30"><text:s/>- Programming Language: PHP 5</text:p>
      <text:p text:style-name="P4"><text:s text:c="6"/>Consider:</text:p>
      <text:p text:style-name="P30"><text:s/>- High Availability</text:p>
      <text:p text:style-name="P30"><text:s/>- High Security</text:p>
      <text:p text:style-name="P30"><text:s/>- Reliability and Supportable.</text:p>
      <text:p text:style-name="P4"/>
      <text:p text:style-name="P30">Tip: We need to replicate this environment to other regions/accounts for disaster recovery purposes, so we need this to be coded in CloudFormation.</text:p>
      <text:p text:style-name="P30">Once you have the code ready, please send it back to us as a form of gist file.</text:p>
      <text:p text:style-name="P4"/>
      <text:p text:style-name="P14">A. Cloudformation code: <text:s/><text:span text:style-name="T27">Available in gist code</text:span></text:p>
      <text:p text:style-name="P14"/>
      <text:p text:style-name="P42"><text:s text:c="5"/><text:span text:style-name="T27">https://gist.github.com/skolanavada/6a5cc2543bc00553621933326fbd34bc</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Narrow" fo:font-family="'Arial Narrow'" style:font-family-generic="roman" style:font-pitch="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style:text-propertie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cm" fo:margin-bottom="0.388cm" loext:contextual-spacing="false" style:line-height-at-least="0.388cm" fo:keep-together="always" fo:keep-with-next="always"/>
      <style:text-properties style:font-name="Arial" fo:font-family="Arial" style:font-family-generic="roman" style:font-pitch="variable" style:letter-kerning="true"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Standard" style:next-style-name="Standard" style:auto-update="true" style:default-outline-level="2" style:class="text">
      <style:paragraph-properties fo:margin-top="0cm" fo:margin-bottom="0.212cm" loext:contextual-spacing="false" style:line-height-at-least="0.388cm" fo:keep-together="always" fo:keep-with-next="always"/>
      <style:text-properties fo:font-size="12pt" fo:font-weight="bold" style:font-size-asian="12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with-next="always"/>
      <style:text-properties fo:color="#000000" style:font-name="Arial" fo:font-family="Arial" style:font-family-generic="roman" style:font-pitch="variable"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auto-update="true" style:default-outline-level="6" style:class="text">
      <style:paragraph-properties fo:margin-top="0.423cm" fo:margin-bottom="0.106cm" loext: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weight="bold" style:font-weight-asian="bold" style:font-size-complex="12pt"/>
    </style:style>
    <style:style style:name="Heading_20_8" style:display-name="Heading 8" style:family="paragraph" style:parent-style-name="Standard" style:next-style-name="Standard" style:auto-update="true" style:default-outline-level="8" style:class="text">
      <style:paragraph-properties fo:margin-top="0.423cm" fo:margin-bottom="0.106cm" loext:contextual-spacing="false"/>
      <style:text-properties fo:font-weight="bold" style:font-weight-asian="bold" style:font-size-complex="12pt" style:font-style-complex="italic"/>
    </style:style>
    <style:style style:name="Heading_20_9" style:display-name="Heading 9" style:family="paragraph" style:parent-style-name="Standard" style:next-style-name="Standard" style:auto-update="true" style:default-outline-level="9" style:class="text">
      <style:paragraph-properties fo:margin-top="0.423cm" fo:margin-bottom="0.106cm" loext:contextual-spacing="false"/>
      <style:text-properties fo:font-weight="bold" style:font-weight-asian="bold" style:font-name-complex="Arial1" style:font-family-complex="Arial" style:font-family-generic-complex="system" style:font-pitch-complex="variable"/>
    </style:style>
    <style:style style:name="Header" style:family="paragraph" style:parent-style-name="Standard" style:auto-update="true" style:default-outline-level="" style:class="extra">
      <style:paragraph-properties fo:margin-left="0cm" fo:margin-right="8.89cm" fo:text-align="justify" style:justify-single-word="false" fo:text-indent="0cm" style:auto-text-indent="false">
        <style:tab-stops>
          <style:tab-stop style:position="4.149cm"/>
        </style:tab-stops>
      </style:paragraph-properties>
      <style:text-properties fo:color="#1bcfc9"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style:font-size-complex="10pt"/>
    </style:style>
    <style:style style:name="Default" style:family="paragraph" style:default-outline-level="">
      <style:paragraph-properties fo:text-align="start" style:justify-single-word="false" fo:orphans="0" fo:widows="0"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M14" style:family="paragraph" style:parent-style-name="Default" style:next-style-name="Default" style:default-outline-level="">
      <style:paragraph-properties style:line-height-at-least="0.487cm"/>
      <style:text-properties fo:color="#00000a" style:font-name-complex="Times New Roman1" style:font-family-complex="'Times New Roman'" style:font-family-generic-complex="system" style:font-pitch-complex="variable"/>
    </style:style>
    <style:style style:name="CM45" style:family="paragraph" style:parent-style-name="Default" style:next-style-name="Default" style:default-outline-level="">
      <style:text-properties fo:color="#00000a"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Verdana" style:font-family-complex="Verdana" style:font-family-generic-complex="system" style:font-pitch-complex="variable"/>
    </style:style>
    <style:style style:name="ListLabel_20_5" style:display-name="ListLabel 5" style:family="text">
      <style:text-properties style:font-name-complex="Verdana" style:font-family-complex="Verdana" style:font-family-generic-complex="system" style:font-pitch-complex="variable"/>
    </style:style>
    <style:style style:name="ListLabel_20_6" style:display-name="ListLabel 6" style:family="text">
      <style:text-properties style:font-name-complex="Verdana" style:font-family-complex="Verdana"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font-name-complex="Times New Roman1" style:font-family-complex="'Times New Roman'"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font-name-complex="Times New Roman1" style:font-family-complex="'Times New Roman'"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397cm" fo:text-indent="-0.762cm" fo:margin-left="1.397cm"/>
        </style:list-level-properties>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1cm" fo:text-indent="-1.191cm" fo:margin-left="1.19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397cm" fo:text-indent="-0.762cm" fo:margin-left="1.39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style>
    <style:style style:name="MP2"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style>
    <style:style style:name="MP3"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text-properties fo:color="#333332" style:font-name="Arial" fo:font-size="8pt" fo:language="en" fo:country="US" style:font-name-asian="Arial1" style:font-size-asian="8pt" style:language-asian="en" style:country-asian="US" style:font-size-complex="12pt"/>
    </style:style>
    <style:style style:name="MP4" style:family="paragraph">
      <loext:graphic-properties draw:fill="none"/>
      <style:paragraph-properties fo:text-align="start"/>
      <style:text-properties fo:font-size="18pt"/>
    </style:style>
    <style:style style:name="MT1" style:family="text">
      <style:text-properties fo:color="#333332" style:font-name="Arial" fo:font-size="8pt" fo:language="en" fo:country="US" fo:font-weight="bold" style:font-name-asian="Arial1" style:font-size-asian="8pt" style:language-asian="en" style:country-asian="US" style:font-weight-asian="bold" style:font-size-complex="12pt"/>
    </style:style>
    <style:style style:name="MT2" style:family="text">
      <style:text-properties fo:color="#333332" style:font-name="Arial" fo:font-size="8pt" fo:language="en" fo:country="US" style:font-name-asian="Arial1" style:font-size-asian="8pt" style:language-asian="en" style:country-asian="US" style:font-size-complex="12pt"/>
    </style:style>
    <style:style style:name="MT3" style:family="text">
      <style:text-properties fo:color="#333b48" style:font-name="Arial" fo:font-size="8pt" fo:language="en" fo:country="US" style:font-name-asian="Arial1" style:font-size-asian="8pt" style:language-asian="en" style:country-asian="US" style:font-size-complex="12pt"/>
    </style:style>
    <style:style style:name="Mfr1" style:family="graphic" style:parent-style-name="Graphics">
      <style:graphic-properties fo:margin-left="0.318cm" fo:margin-right="0.318cm" fo:margin-top="0cm" fo:margin-bottom="0.02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47.258cm, 0cm, 0cm, 17.18cm)" draw:luminance="0%" draw:contrast="0%" draw:red="0%" draw:green="0%" draw:blue="0%" draw:gamma="100%" draw:color-inversion="false" draw:image-opacity="100%" draw:color-mode="standard"/>
    </style:style>
    <style:style style:name="Mgr1" style:family="graphic">
      <style:graphic-properties draw:stroke="solid" svg:stroke-width="0.018cm" svg:stroke-color="#dc12a7" draw:stroke-linejoin="miter" draw:fill="none" draw:textarea-horizontal-align="center" draw:textarea-vertical-align="top" draw:auto-grow-height="false" fo:padding-top="0.125cm" fo:padding-bottom="0.125cm" fo:padding-left="0.25cm" fo:padding-right="0.25cm" fo:wrap-option="wrap" fo:margin-left="0.318cm" fo:margin-right="0.40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0.97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03cm" fo:margin-left="0cm" fo:margin-right="0cm" fo:margin-bottom="1.93cm" style:dynamic-spacing="true"/>
      </style:header-style>
      <style:footer-style>
        <style:header-footer-properties fo:min-height="2.431cm" fo:margin-left="0cm" fo:margin-right="0cm" fo:margin-top="2.332cm" style:dynamic-spacing="true"/>
      </style:footer-style>
    </style:page-layout>
  </office:automatic-styles>
  <office:master-styles>
    <style:master-page style:name="Standard" style:page-layout-name="Mpm1">
      <style:header>
        <text:p text:style-name="Header"><draw:frame draw:style-name="Mfr1" draw:name="Picture 1" text:anchor-type="char" svg:x="13.633cm" svg:y="-0.291cm" svg:width="5.105cm" svg:height="1.595cm" draw:z-index="8"><draw:image xlink:href="Pictures/1000020100000314000000F61599B361A22C3E5A.png" xlink:type="simple" xlink:show="embed" xlink:actuate="onLoad"/><draw:contour-polygon svg:width="27.264cm" svg:height="8.451cm" svg:viewBox="0 0 27264 8451" draw:points="12,0 12,3073 8077,6530 2317,6914 2317,8451 24973,8451 25739,7298 23051,6914 13837,6530 27276,3841 27276,768 26891,0" draw:recreate-on-edit="false"/></draw:frame>Cloud Engineering</text:p>
        <text:p text:style-name="MP1">Recruitment Test<text:tab/></text:p>
      </style:header>
      <style:footer>
        <text:p text:style-name="MP2"><draw:frame draw:style-name="Mfr2" draw:name="Picture 5" text:anchor-type="char" svg:x="8.389cm" svg:y="-1.085cm" svg:width="13.785cm" svg:height="3.399cm" draw:z-index="17"><draw:image xlink:href="Pictures/1000000000000570000007B1B81AEA86481FB4DD.jpg" xlink:type="simple" xlink:show="embed" xlink:actuate="onLoad"/></draw:frame><text:span text:style-name="MT1">CognitoiQ.com</text:span><text:span text:style-name="MT2"><text:tab/></text:span><text:span text:style-name="MT1">T</text:span><text:span text:style-name="MT2"> +44 (0)1635 508200<text:tab/>Rivergate House</text:span></text:p>
        <text:p text:style-name="MP2"><text:span text:style-name="MT2"><text:tab/></text:span><text:span text:style-name="MT1">F</text:span><text:span text:style-name="MT2"> +44 (0)1635 550783<text:tab/>Newbury Business Park</text:span></text:p>
        <text:p text:style-name="MP2"><text:span text:style-name="MT2"><text:tab/></text:span><text:span text:style-name="MT1">E</text:span><text:span text:style-name="MT2"> </text:span><text:span text:style-name="MT3">info@CognitoiQ.com</text:span><text:span text:style-name="MT2"><text:tab/>Newbury <text:s/>Berkshire <text:s/>RG14 2PZ <text:s/>UK</text:span></text:p>
        <text:p text:style-name="MP3"><draw:line text:anchor-type="paragraph" draw:z-index="26" draw:name="Straight Connector 4" draw:style-name="Mgr1" draw:text-style-name="MP4" svg:x1="0.071cm" svg:y1="0.398cm" svg:x2="10.496cm" svg:y2="0.4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Arlott</meta:initial-creator>
    <meta:editing-cycles>11</meta:editing-cycles>
    <meta:print-date>2015-11-10T09:26:00</meta:print-date>
    <meta:creation-date>2016-09-19T11:41:00</meta:creation-date>
    <dc:date>2016-09-20T14:58:22.743669761</dc:date>
    <meta:editing-duration>PT4H55M</meta:editing-duration>
    <meta:generator>LibreOffice/5.1.4.2$Linux_X86_64 LibreOffice_project/10m0$Build-2</meta:generator>
    <meta:document-statistic meta:table-count="0" meta:image-count="2" meta:object-count="0" meta:page-count="9" meta:paragraph-count="203" meta:word-count="3102" meta:character-count="17954" meta:non-whitespace-character-count="14648"/>
    <meta:user-defined meta:name="AppVersion">15.0000</meta:user-defined>
    <meta:user-defined meta:name="Company">Cognito Ltd</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C8EB583" xlink:href=""/>
  </office:meta>
</office:document-meta>
</file>